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ОКУМЕНТАЦИЯ ПО СИНТАКСИСУ ЯЗЫКА АЛГОРИТМОВ</text:p>
      <text:p text:style-name="Standard">=============================================</text:p>
      <text:p text:style-name="Standard"/>
      <text:p text:style-name="Standard">ВВЕДЕНИЕ</text:p>
      <text:p text:style-name="Standard">--------</text:p>
      <text:p text:style-name="Standard">Данное приложение представляет собой визуальную среду для создания и </text:p>
      <text:p text:style-name="Standard">выполнения алгоритмов. Алгоритмы строятся из блоков, каждый из которых </text:p>
      <text:p text:style-name="Standard">выполняет определенное действие. В этой документации подробно описан </text:p>
      <text:p text:style-name="Standard">синтаксис выражений, типы данных, операторы и встроенные функции, </text:p>
      <text:p text:style-name="Standard">используемые в блоках.</text:p>
      <text:p text:style-name="Standard"/>
      <text:p text:style-name="Standard">1. ТИПЫ ДАННЫХ</text:p>
      <text:p text:style-name="Standard">--------------</text:p>
      <text:p text:style-name="Standard"/>
      <text:p text:style-name="Standard">1.1. Числа (Numeric)</text:p>
      <text:p text:style-name="Standard">• Целые числа: 10, -5, 0</text:p>
      <text:p text:style-name="Standard">• Дробные числа: 3.14, -0.5, 2.0</text:p>
      <text:p text:style-name="Standard"/>
      <text:p text:style-name="Standard">1.2. Строки (String)</text:p>
      <text:p text:style-name="Standard">• Обрамляются двойными кавычками: "Hello, World!"</text:p>
      <text:p text:style-name="Standard">• Примеры: "текст", "123", "true"</text:p>
      <text:p text:style-name="Standard"/>
      <text:p text:style-name="Standard">1.3. Булевы значения (Boolean)</text:p>
      <text:p text:style-name="Standard">• true (истина)</text:p>
      <text:p text:style-name="Standard">• false (ложь)</text:p>
      <text:p text:style-name="Standard"/>
      <text:p text:style-name="Standard">1.4. Массивы (Array)</text:p>
      <text:p text:style-name="Standard">• Литералы массивов: [1, 2, 3], ["a", "b", "c"], [1, "hello", true]</text:p>
      <text:p text:style-name="Standard">• Вложенные массивы: [1, [2, 3], 4]</text:p>
      <text:p text:style-name="Standard"/>
      <text:p text:style-name="Standard">2. ТИПЫ БЛОКОВ</text:p>
      <text:p text:style-name="Standard">--------------</text:p>
      <text:p text:style-name="Standard"/>
      <text:p text:style-name="Standard">2.1. Блоки ввода/вывода</text:p>
      <text:p text:style-name="Standard">• Ввод - запрашивает значение у пользователя и сохраняет в переменную</text:p>
      <text:p text:style-name="Standard">• Вывод - выводит значение переменной или выражения</text:p>
      <text:p text:style-name="Standard"/>
      <text:p text:style-name="Standard">2.2. Блок действия</text:p>
      <text:p text:style-name="Standard">• Выполняет присваивание или вызов метода</text:p>
      <text:p text:style-name="Standard">• Формат: переменная = выражение или объект.метод(аргументы)</text:p>
      <text:p text:style-name="Standard"/>
      <text:p text:style-name="Standard">2.3. Условные блоки</text:p>
      <text:p text:style-name="Standard">• Условие - ветвление алгоритма (if-else)</text:p>
      <text:p text:style-name="Standard">• Формат условия: выражение, возвращающее булево значение</text:p>
      <text:p text:style-name="Standard"/>
      <text:p text:style-name="Standard">2.4. Циклы</text:p>
      <text:p text:style-name="Standard">• Счетчик - цикл с параметром (for)</text:p>
      <text:p text:style-name="Standard"><text:s text:c="2"/>Формат: переменная = начало to конец step шаг</text:p>
      <text:p text:style-name="Standard"><text:s text:c="2"/>Пример: i = 1 to 10 step 1</text:p>
      <text:p text:style-name="Standard">• Предусловие - цикл while (проверка перед выполнением)</text:p>
      <text:p text:style-name="Standard">• Постусловие - цикл do-while (проверка после выполнения)</text:p>
      <text:p text:style-name="Standard"/>
      <text:p text:style-name="Standard"><text:soft-page-break/>2.5. Начало/Конец</text:p>
      <text:p text:style-name="Standard">• Маркеры начала и конца алгоритма</text:p>
      <text:p text:style-name="Standard"/>
      <text:p text:style-name="Standard">3. АРИФМЕТИЧЕСКИЕ ОПЕРАЦИИ</text:p>
      <text:p text:style-name="Standard">--------------------------</text:p>
      <text:p text:style-name="Standard"/>
      <text:p text:style-name="Standard">3.1. Базовые операторы</text:p>
      <text:p text:style-name="Standard">+ : Сложение / Конкатенация</text:p>
      <text:p text:style-name="Standard"><text:s text:c="4"/>Пример: 5 + 3 → 8</text:p>
      <text:p text:style-name="Standard"><text:s text:c="4"/>Пример: "Hello" + " " + "World" → "Hello World"</text:p>
      <text:p text:style-name="Standard">- : Вычитание</text:p>
      <text:p text:style-name="Standard"><text:s text:c="4"/>Пример: 10 - 4 → 6</text:p>
      <text:p text:style-name="Standard">* : Умножение</text:p>
      <text:p text:style-name="Standard"><text:s text:c="4"/>Пример: 6 * 7 → 42</text:p>
      <text:p text:style-name="Standard">/ : Деление</text:p>
      <text:p text:style-name="Standard"><text:s text:c="4"/>Пример: 15 / 4 → 3.75</text:p>
      <text:p text:style-name="Standard">% : Остаток от деления</text:p>
      <text:p text:style-name="Standard"><text:s text:c="4"/>Пример: 10 % 3 → 1</text:p>
      <text:p text:style-name="Standard"/>
      <text:p text:style-name="Standard">3.2. Приоритет операций</text:p>
      <text:p text:style-name="Standard">1. Скобки ( )</text:p>
      <text:p text:style-name="Standard">2. Умножение *, деление /, остаток %</text:p>
      <text:p text:style-name="Standard">3. Сложение +, вычитание -</text:p>
      <text:p text:style-name="Standard"/>
      <text:p text:style-name="Standard">3.3. Примеры арифметических выражений</text:p>
      <text:p text:style-name="Standard">x = 10 + 5 * 2 <text:s text:c="10"/># x = 20</text:p>
      <text:p text:style-name="Standard">y = (10 + 5) * 2 <text:s text:c="8"/># y = 30</text:p>
      <text:p text:style-name="Standard">z = 15 / 4 <text:s text:c="14"/># z = 3.75</text:p>
      <text:p text:style-name="Standard">remainder = 17 % 5 <text:s text:c="6"/># remainder = 2</text:p>
      <text:p text:style-name="Standard"/>
      <text:p text:style-name="Standard">4. ОПЕРАЦИИ СРАВНЕНИЯ</text:p>
      <text:p text:style-name="Standard">---------------------</text:p>
      <text:p text:style-name="Standard"/>
      <text:p text:style-name="Standard">4.1. Операторы сравнения</text:p>
      <text:p text:style-name="Standard">&gt; <text:s/>: Больше</text:p>
      <text:p text:style-name="Standard">&lt; <text:s/>: Меньше</text:p>
      <text:p text:style-name="Standard">&gt;= : Больше или равно</text:p>
      <text:p text:style-name="Standard">&lt;= : Меньше или равно</text:p>
      <text:p text:style-name="Standard">== : Равно</text:p>
      <text:p text:style-name="Standard">!= : Не равно</text:p>
      <text:p text:style-name="Standard"/>
      <text:p text:style-name="Standard">4.2. Логические операторы</text:p>
      <text:p text:style-name="Standard">&amp;&amp; : И (AND) - истина, если оба операнда истинны</text:p>
      <text:p text:style-name="Standard">|| : ИЛИ (OR) - истина, если хотя бы один операнд истинен</text:p>
      <text:p text:style-name="Standard">! <text:s/>: НЕ (NOT) - инвертирует значение</text:p>
      <text:p text:style-name="Standard"/>
      <text:p text:style-name="Standard">4.3. Примеры условий</text:p>
      <text:p text:style-name="Standard"># Проверка возраста</text:p>
      <text:p text:style-name="Standard">if (age &gt;= 18 &amp;&amp; age &lt;= 65) {</text:p>
      <text:p text:style-name="Standard"><text:s text:c="4"/># работоспособный возраст</text:p>
      <text:p text:style-name="Standard">}</text:p>
      <text:p text:style-name="Standard"/>
      <text:p text:style-name="Standard"><text:soft-page-break/># Проверка наличия</text:p>
      <text:p text:style-name="Standard">if (!isEmpty) {</text:p>
      <text:p text:style-name="Standard"><text:s text:c="4"/># не пусто</text:p>
      <text:p text:style-name="Standard">}</text:p>
      <text:p text:style-name="Standard"/>
      <text:p text:style-name="Standard"># Сложное условие</text:p>
      <text:p text:style-name="Standard">if ((x &gt; 0 &amp;&amp; x &lt; 10) || (x &gt; 100 &amp;&amp; x &lt; 200)) {</text:p>
      <text:p text:style-name="Standard"><text:s text:c="4"/># x в одном из диапазонов</text:p>
      <text:p text:style-name="Standard">}</text:p>
      <text:p text:style-name="Standard"/>
      <text:p text:style-name="Standard">5. РАБОТА С МАССИВАМИ</text:p>
      <text:p text:style-name="Standard">---------------------</text:p>
      <text:p text:style-name="Standard"/>
      <text:p text:style-name="Standard">5.1. Создание массивов</text:p>
      <text:p text:style-name="Standard">arr = [1, 2, 3, 4, 5] <text:s text:c="19"/># числовой массив</text:p>
      <text:p text:style-name="Standard">names = ["Alice", "Bob", "Charlie"] <text:s text:c="6"/># строковый массив</text:p>
      <text:p text:style-name="Standard">mixed = [1, "text", true, [2, 3]] <text:s text:c="8"/># смешанный массив</text:p>
      <text:p text:style-name="Standard">empty = [] <text:s text:c="32"/># пустой массив</text:p>
      <text:p text:style-name="Standard"/>
      <text:p text:style-name="Standard">5.2. Доступ к элементам</text:p>
      <text:p text:style-name="Standard">arr[0] <text:s text:c="7"/># первый элемент (индексация с 0)</text:p>
      <text:p text:style-name="Standard">arr[-1] <text:s text:c="6"/># последний элемент</text:p>
      <text:p text:style-name="Standard">arr[1:4] <text:s text:c="5"/># элементы с индексами 1, 2, 3</text:p>
      <text:p text:style-name="Standard">arr[:3] <text:s text:c="6"/># первые три элемента</text:p>
      <text:p text:style-name="Standard">arr[3:] <text:s text:c="6"/># элементы с индекса 3 до конца</text:p>
      <text:p text:style-name="Standard">arr[::-1] <text:s text:c="4"/># массив в обратном порядке</text:p>
      <text:p text:style-name="Standard"/>
      <text:p text:style-name="Standard">5.3. Срезы (slicing)</text:p>
      <text:p text:style-name="Standard">Синтаксис среза: массив[начало:конец:шаг]</text:p>
      <text:p text:style-name="Standard">• начало - индекс первого элемента (по умолчанию 0)</text:p>
      <text:p text:style-name="Standard">• конец - индекс последнего элемента (не включается, по умолчанию длина)</text:p>
      <text:p text:style-name="Standard">• шаг - шаг выборки (по умолчанию 1)</text:p>
      <text:p text:style-name="Standard"/>
      <text:p text:style-name="Standard">Примеры:</text:p>
      <text:p text:style-name="Standard">arr = [0, 1, 2, 3, 4, 5, 6, 7, 8, 9]</text:p>
      <text:p text:style-name="Standard">arr[2:5] <text:s text:c="7"/># [2, 3, 4]</text:p>
      <text:p text:style-name="Standard">arr[:5] <text:s text:c="8"/># [0, 1, 2, 3, 4]</text:p>
      <text:p text:style-name="Standard">arr[5:] <text:s text:c="8"/># [5, 6, 7, 8, 9]</text:p>
      <text:p text:style-name="Standard">arr[::2] <text:s text:c="7"/># [0, 2, 4, 6, 8]</text:p>
      <text:p text:style-name="Standard">arr[1:8:2] <text:s text:c="5"/># [1, 3, 5, 7]</text:p>
      <text:p text:style-name="Standard">arr[::-1] <text:s text:c="6"/># [9, 8, 7, 6, 5, 4, 3, 2, 1, 0]</text:p>
      <text:p text:style-name="Standard">arr[-5:] <text:s text:c="7"/># последние 5 элементов</text:p>
      <text:p text:style-name="Standard">arr[:-3] <text:s text:c="7"/># все, кроме последних 3</text:p>
      <text:p text:style-name="Standard"/>
      <text:p text:style-name="Standard">5.4. Присваивание элементам массива</text:p>
      <text:p text:style-name="Standard">arr[0] = 100 <text:s text:c="14"/># изменить первый элемент</text:p>
      <text:p text:style-name="Standard">arr[-1] = 999 <text:s text:c="13"/># изменить последний элемент</text:p>
      <text:p text:style-name="Standard"/>
      <text:p text:style-name="Standard">5.5. Методы массивов</text:p>
      <text:p text:style-name="Standard">append(значение) - добавляет элемент в конец массива</text:p>
      <text:p text:style-name="Standard"/>
      <text:p text:style-name="Standard">Пример:</text:p>
      <text:p text:style-name="Standard"><text:soft-page-break/>arr = [1, 2, 3]</text:p>
      <text:p text:style-name="Standard">arr.append(4) <text:s text:c="13"/># arr = [1, 2, 3, 4]</text:p>
      <text:p text:style-name="Standard">arr.append([5, 6]) <text:s text:c="8"/># arr = [1, 2, 3, 4, [5, 6]]</text:p>
      <text:p text:style-name="Standard"/>
      <text:p text:style-name="Standard">6. РАБОТА СО СТРОКАМИ</text:p>
      <text:p text:style-name="Standard">---------------------</text:p>
      <text:p text:style-name="Standard"/>
      <text:p text:style-name="Standard">6.1. Операции со строками</text:p>
      <text:p text:style-name="Standard">str1 = "Hello"</text:p>
      <text:p text:style-name="Standard">str2 = "World"</text:p>
      <text:p text:style-name="Standard">greeting = str1 + " " + str2 <text:s text:c="3"/># "Hello World"</text:p>
      <text:p text:style-name="Standard"/>
      <text:p text:style-name="Standard">6.2. Доступ к символам</text:p>
      <text:p text:style-name="Standard">text = "Hello"</text:p>
      <text:p text:style-name="Standard">char = text[0] <text:s text:c="7"/># "H"</text:p>
      <text:p text:style-name="Standard">last = text[-1] <text:s text:c="6"/># "o"</text:p>
      <text:p text:style-name="Standard"/>
      <text:p text:style-name="Standard">6.3. Срезы строк</text:p>
      <text:p text:style-name="Standard">Аналогично массивам:</text:p>
      <text:p text:style-name="Standard">text = "Hello, World!"</text:p>
      <text:p text:style-name="Standard">text[7:12] <text:s text:c="7"/># "World"</text:p>
      <text:p text:style-name="Standard">text[:5] <text:s text:c="9"/># "Hello"</text:p>
      <text:p text:style-name="Standard">text[-6:-1] <text:s text:c="6"/># "World"</text:p>
      <text:p text:style-name="Standard">text[::2] <text:s text:c="8"/># "Hlo ol!"</text:p>
      <text:p text:style-name="Standard"/>
      <text:p text:style-name="Standard">6.4. Длина строки</text:p>
      <text:p text:style-name="Standard">len("Hello") <text:s text:c="5"/># 5</text:p>
      <text:p text:style-name="Standard">len(text) <text:s text:c="8"/># длина строки text</text:p>
      <text:p text:style-name="Standard"/>
      <text:p text:style-name="Standard">7. ВСТРОЕННЫЕ ФУНКЦИИ</text:p>
      <text:p text:style-name="Standard">---------------------</text:p>
      <text:p text:style-name="Standard"/>
      <text:p text:style-name="Standard">7.1. len(объект)</text:p>
      <text:p text:style-name="Standard">Возвращает длину строки или массива.</text:p>
      <text:p text:style-name="Standard">len([1, 2, 3]) <text:s text:c="7"/># 3</text:p>
      <text:p text:style-name="Standard">len("Hello") <text:s text:c="9"/># 5</text:p>
      <text:p text:style-name="Standard">len([]) <text:s text:c="14"/># 0</text:p>
      <text:p text:style-name="Standard">len("") <text:s text:c="14"/># 0</text:p>
      <text:p text:style-name="Standard"/>
      <text:p text:style-name="Standard">7.2. int(значение)</text:p>
      <text:p text:style-name="Standard">Преобразует значение в целое число.</text:p>
      <text:p text:style-name="Standard">int("123") <text:s text:c="11"/># 123</text:p>
      <text:p text:style-name="Standard">int(45.67) <text:s text:c="11"/># 45 (отбрасывает дробную часть)</text:p>
      <text:p text:style-name="Standard">int("10.5") <text:s text:c="10"/># ошибка (не целое число)</text:p>
      <text:p text:style-name="Standard"/>
      <text:p text:style-name="Standard">7.3. str(значение)</text:p>
      <text:p text:style-name="Standard">Преобразует значение в строку.</text:p>
      <text:p text:style-name="Standard">str(123) <text:s text:c="13"/># "123"</text:p>
      <text:p text:style-name="Standard">str(3.14) <text:s text:c="12"/># "3.14"</text:p>
      <text:p text:style-name="Standard">str(true) <text:s text:c="12"/># "true"</text:p>
      <text:p text:style-name="Standard">str([1, 2, 3]) <text:s text:c="7"/># "[1,2,3]"</text:p>
      <text:p text:style-name="Standard"/>
      <text:p text:style-name="Standard"><text:soft-page-break/>8. СЛОЖНЫЕ ВЫРАЖЕНИЯ</text:p>
      <text:p text:style-name="Standard">--------------------</text:p>
      <text:p text:style-name="Standard"/>
      <text:p text:style-name="Standard">8.1. Комбинирование операций</text:p>
      <text:p text:style-name="Standard">result = (x + y) * (z - w) / 2</text:p>
      <text:p text:style-name="Standard">value = a[0] + len(b) * 10</text:p>
      <text:p text:style-name="Standard">condition = (x &gt; 0) &amp;&amp; (y &lt; 100) || (z == 0)</text:p>
      <text:p text:style-name="Standard"/>
      <text:p text:style-name="Standard">8.2. Вложенные вызовы функций</text:p>
      <text:p text:style-name="Standard">total = len([1, 2, 3]) + int("10")</text:p>
      <text:p text:style-name="Standard">message = str(len(arr)) + " элементов"</text:p>
      <text:p text:style-name="Standard"/>
      <text:p text:style-name="Standard">8.3. Работа с многомерными массивами</text:p>
      <text:p text:style-name="Standard">matrix = [[1, 2], [3, 4]]</text:p>
      <text:p text:style-name="Standard">value = matrix[0][1] <text:s text:c="9"/># 2</text:p>
      <text:p text:style-name="Standard">row = matrix[1] <text:s text:c="15"/># [3, 4]</text:p>
      <text:p text:style-name="Standard"/>
      <text:p text:style-name="Standard">8.4. Цепочки вызовов</text:p>
      <text:p text:style-name="Standard">arr = [1, 2, 3]</text:p>
      <text:p text:style-name="Standard">arr.append(4) <text:s text:c="17"/># правильный способ</text:p>
      <text:p text:style-name="Standard">arr.append(5)</text:p>
      <text:p text:style-name="Standard"/>
      <text:p text:style-name="Standard">9. ПРИМЕРЫ АЛГОРИТМОВ</text:p>
      <text:p text:style-name="Standard">---------------------</text:p>
      <text:p text:style-name="Standard"/>
      <text:p text:style-name="Standard">9.1. Вычисление факториала</text:p>
      <text:p text:style-name="Standard">начало</text:p>
      <text:p text:style-name="Standard">ввод n</text:p>
      <text:p text:style-name="Standard">f = 1</text:p>
      <text:p text:style-name="Standard">i = 1 to n step 1</text:p>
      <text:p text:style-name="Standard"><text:s text:c="4"/>f = f * i</text:p>
      <text:p text:style-name="Standard">вывод f</text:p>
      <text:p text:style-name="Standard">конец</text:p>
      <text:p text:style-name="Standard"/>
      <text:p text:style-name="Standard">9.2. Поиск максимального элемента</text:p>
      <text:p text:style-name="Standard">начало</text:p>
      <text:p text:style-name="Standard">ввод arr</text:p>
      <text:p text:style-name="Standard">max = arr[0]</text:p>
      <text:p text:style-name="Standard">i = 0</text:p>
      <text:p text:style-name="Standard">предусл i &lt; len(arr)</text:p>
      <text:p text:style-name="Standard"><text:s text:c="4"/>если arr[i] &gt; max</text:p>
      <text:p text:style-name="Standard"><text:s text:c="8"/>max = arr[i]</text:p>
      <text:p text:style-name="Standard"><text:s text:c="4"/>i = i + 1</text:p>
      <text:p text:style-name="Standard">вывод max</text:p>
      <text:p text:style-name="Standard">конец</text:p>
      <text:p text:style-name="Standard"/>
      <text:p text:style-name="Standard">9.3. Работа с массивами</text:p>
      <text:p text:style-name="Standard">начало</text:p>
      <text:p text:style-name="Standard">arr = []</text:p>
      <text:p text:style-name="Standard">ввод n</text:p>
      <text:p text:style-name="Standard">i = 1</text:p>
      <text:p text:style-name="Standard">постусл i &lt;= n</text:p>
      <text:p text:style-name="Standard"><text:soft-page-break/><text:s text:c="4"/>arr.append(i)</text:p>
      <text:p text:style-name="Standard"><text:s text:c="4"/>i = i + 1</text:p>
      <text:p text:style-name="Standard">сумма = 0</text:p>
      <text:p text:style-name="Standard">j = 0</text:p>
      <text:p text:style-name="Standard">предусл j &lt; len(arr)</text:p>
      <text:p text:style-name="Standard"><text:s text:c="4"/>сумма = сумма + arr[j]</text:p>
      <text:p text:style-name="Standard"><text:s text:c="4"/>j = j + 1</text:p>
      <text:p text:style-name="Standard">вывод сумма</text:p>
      <text:p text:style-name="Standard">конец</text:p>
      <text:p text:style-name="Standard"/>
      <text:p text:style-name="Standard">10. ОБРАБОТКА ОШИБОК</text:p>
      <text:p text:style-name="Standard">--------------------</text:p>
      <text:p text:style-name="Standard"/>
      <text:p text:style-name="Standard">10.1. Типичные ошибки</text:p>
      <text:p text:style-name="Standard">Ошибка: Деление на ноль</text:p>
      <text:p text:style-name="Standard">Причина: Деление на 0</text:p>
      <text:p text:style-name="Standard">Решение: Проверить делитель</text:p>
      <text:p text:style-name="Standard"/>
      <text:p text:style-name="Standard">Ошибка: Выход за границы массива</text:p>
      <text:p text:style-name="Standard">Причина: Индекс &gt;= длины</text:p>
      <text:p text:style-name="Standard">Решение: Проверить индекс</text:p>
      <text:p text:style-name="Standard"/>
      <text:p text:style-name="Standard">Ошибка: Несовместимые типы</text:p>
      <text:p text:style-name="Standard">Причина: Сложение строки с числом</text:p>
      <text:p text:style-name="Standard">Решение: Использовать str()</text:p>
      <text:p text:style-name="Standard"/>
      <text:p text:style-name="Standard">Ошибка: Неверный синтаксис</text:p>
      <text:p text:style-name="Standard">Причина: Пропущен оператор</text:p>
      <text:p text:style-name="Standard">Решение: Проверить выражение</text:p>
      <text:p text:style-name="Standard"/>
      <text:p text:style-name="Standard">10.2. Проверка синтаксиса</text:p>
      <text:p text:style-name="Standard">Приложение автоматически проверяет синтаксис перед выполнением:</text:p>
      <text:p text:style-name="Standard">• Баланс скобок</text:p>
      <text:p text:style-name="Standard">• Правильность операторов</text:p>
      <text:p text:style-name="Standard">• Пустые выражения</text:p>
      <text:p text:style-name="Standard">• Недопустимые последовательности операторов</text:p>
      <text:p text:style-name="Standard"/>
      <text:p text:style-name="Standard">11. РЕКОМЕНДАЦИИ ПО СТИЛЮ</text:p>
      <text:p text:style-name="Standard">------------------------</text:p>
      <text:p text:style-name="Standard"/>
      <text:p text:style-name="Standard">11.1. Именование переменных</text:p>
      <text:p text:style-name="Standard">• Используйте осмысленные имена: counter, userName, totalSum</text:p>
      <text:p text:style-name="Standard">• Избегайте зарезервированных слов</text:p>
      <text:p text:style-name="Standard">• Регистр имеет значение: count и Count - разные переменные</text:p>
      <text:p text:style-name="Standard"/>
      <text:p text:style-name="Standard">11.2. Форматирование выражений</text:p>
      <text:p text:style-name="Standard">• Добавляйте пробелы вокруг операторов: x = y + z</text:p>
      <text:p text:style-name="Standard">• Используйте скобки для сложных выражений: (a + b) * c</text:p>
      <text:p text:style-name="Standard">• Разбивайте длинные выражения на несколько строк</text:p>
      <text:p text:style-name="Standard"/>
      <text:p text:style-name="Standard">11.3. Комментирование</text:p>
      <text:p text:style-name="Standard">В текущей версии комментарии не поддерживаются, но можно использовать </text:p>
      <text:p text:style-name="Standard"><text:soft-page-break/>поясняющие имена переменных.</text:p>
      <text:p text:style-name="Standard"/>
      <text:p text:style-name="Standard">12. ОГРАНИЧЕНИЯ</text:p>
      <text:p text:style-name="Standard">---------------</text:p>
      <text:p text:style-name="Standard"/>
      <text:p text:style-name="Standard">12.1. Технические ограничения</text:p>
      <text:p text:style-name="Standard">• Максимальное количество итераций в циклах: 1000</text:p>
      <text:p text:style-name="Standard">• Максимальная глубина вложенности: ограничена только памятью</text:p>
      <text:p text:style-name="Standard">• Максимальный размер массива: ограничен памятью</text:p>
      <text:p text:style-name="Standard"/>
      <text:p text:style-name="Standard">12.2. Синтаксические ограничения</text:p>
      <text:p text:style-name="Standard">• Нет поддержки пользовательских функций</text:p>
      <text:p text:style-name="Standard">• Нет поддержки рекурсии</text:p>
      <text:p text:style-name="Standard">• Нет поддержки объектно-ориентированного программирования</text:p>
      <text:p text:style-name="Standard"/>
      <text:p text:style-name="Standard">ЗАКЛЮЧЕНИЕ</text:p>
      <text:p text:style-name="Standard">----------</text:p>
      <text:p text:style-name="Standard">Данный синтаксис предоставляет все необходимые возможности для создания </text:p>
      <text:p text:style-name="Standard">алгоритмов любой сложности. При возникновении ошибок внимательно проверяйте </text:p>
      <text:p text:style-name="Standard">типы данных и синтаксис выражений. Используйте режим отладки для пошагового </text:p>
      <text:p text:style-name="Standard">выполнения и отслеживания значений переменны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02:43:44.223137300</meta:creation-date>
    <dc:date>2026-02-17T02:44:07.073294400</dc:date>
    <meta:editing-duration>PT25S</meta:editing-duration>
    <meta:editing-cycles>1</meta:editing-cycles>
    <meta:document-statistic meta:table-count="0" meta:image-count="0" meta:object-count="0" meta:page-count="7" meta:paragraph-count="271" meta:word-count="1264" meta:character-count="7831" meta:non-whitespace-character-count="6291"/>
    <meta:generator>LibreOffice/25.8.3.2$Windows_X86_64 LibreOffice_project/8ca8d55c161d602844f5428fa4b58097424e324e</meta:generator>
  </office:meta>
</office:document-meta>
</file>